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Inconsolata" svg:font-family="Inconsolata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0a9a" officeooo:paragraph-rsid="00130a9a"/>
    </style:style>
    <style:style style:name="P2" style:family="paragraph" style:parent-style-name="Standard">
      <style:paragraph-properties fo:text-align="start" style:justify-single-word="false"/>
      <style:text-properties officeooo:rsid="00137ed6" officeooo:paragraph-rsid="00137ed6"/>
    </style:style>
    <style:style style:name="P3" style:family="paragraph" style:parent-style-name="Standard">
      <style:paragraph-properties fo:text-align="start" style:justify-single-word="false"/>
      <style:text-properties officeooo:rsid="0014bc22" officeooo:paragraph-rsid="0014bc22"/>
    </style:style>
    <style:style style:name="P4" style:family="paragraph" style:parent-style-name="Standard">
      <style:paragraph-properties fo:text-align="start" style:justify-single-word="false"/>
      <style:text-properties officeooo:rsid="0014bc22" officeooo:paragraph-rsid="00137ed6"/>
    </style:style>
    <style:style style:name="P5" style:family="paragraph" style:parent-style-name="Standard">
      <style:paragraph-properties fo:text-align="start" style:justify-single-word="false"/>
      <style:text-properties officeooo:rsid="0018e00f" officeooo:paragraph-rsid="0018e00f"/>
    </style:style>
    <style:style style:name="P6" style:family="paragraph" style:parent-style-name="Standard">
      <style:paragraph-properties fo:text-align="start" style:justify-single-word="false"/>
      <style:text-properties officeooo:rsid="00198d06" officeooo:paragraph-rsid="00198d06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e4be0" officeooo:paragraph-rsid="001e4be0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italic" officeooo:rsid="001e4be0" officeooo:paragraph-rsid="002b04dd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officeooo:rsid="001e4be0" officeooo:paragraph-rsid="0040950a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italic" officeooo:rsid="00217794" officeooo:paragraph-rsid="00217794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14bc22" officeooo:paragraph-rsid="0014bc22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217794" officeooo:paragraph-rsid="0023e155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232b1c" officeooo:paragraph-rsid="0040950a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2d660e" officeooo:paragraph-rsid="002d660e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d660e" officeooo:paragraph-rsid="005709a3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eac90" officeooo:paragraph-rsid="002eac90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234f95" officeooo:paragraph-rsid="0040950a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510ac8" officeooo:paragraph-rsid="00510ac8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599da6" officeooo:paragraph-rsid="00599da6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officeooo:rsid="002167cb" officeooo:paragraph-rsid="002167cb"/>
    </style:style>
    <style:style style:name="P21" style:family="paragraph" style:parent-style-name="Standard">
      <style:paragraph-properties fo:text-align="start" style:justify-single-word="false"/>
      <style:text-properties officeooo:rsid="002a69ba" officeooo:paragraph-rsid="002a69ba"/>
    </style:style>
    <style:style style:name="P22" style:family="paragraph" style:parent-style-name="Standard">
      <style:paragraph-properties fo:text-align="start" style:justify-single-word="false"/>
      <style:text-properties style:font-name="Courier New" fo:font-style="normal" fo:font-weight="normal" officeooo:rsid="002b04dd" officeooo:paragraph-rsid="002b04dd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ourier New" fo:font-style="normal" fo:font-weight="bold" officeooo:rsid="00510ac8" officeooo:paragraph-rsid="00510ac8" fo:background-color="transparent" style:font-style-asian="normal" style:font-weight-asian="bold" style:font-style-complex="normal" style:font-weight-complex="bold" style:text-scale="100%" style:shadow="none"/>
    </style:style>
    <style:style style:name="P24" style:family="paragraph" style:parent-style-name="Standard">
      <style:paragraph-properties fo:text-align="start" style:justify-single-word="false"/>
      <style:text-properties style:font-name="Courier New" fo:font-style="normal" officeooo:rsid="00510ac8" officeooo:paragraph-rsid="00510ac8" style:font-style-asian="normal" style:font-style-complex="normal"/>
    </style:style>
    <style:style style:name="P25" style:family="paragraph" style:parent-style-name="Standard">
      <style:paragraph-properties fo:text-align="center" style:justify-single-word="false"/>
      <style:text-properties style:font-name="Courier New" fo:font-style="normal" officeooo:rsid="00510ac8" officeooo:paragraph-rsid="00510ac8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New" fo:font-style="normal" officeooo:rsid="002d660e" officeooo:paragraph-rsid="00510ac8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Inconsolata" fo:font-style="normal" fo:font-weight="normal" officeooo:rsid="002b04dd" officeooo:paragraph-rsid="002b04dd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Inconsolata" officeooo:rsid="005d030b" officeooo:paragraph-rsid="005d030b"/>
    </style:style>
    <style:style style:name="P29" style:family="paragraph" style:parent-style-name="Standard">
      <style:paragraph-properties fo:text-align="start" style:justify-single-word="false"/>
      <style:text-properties style:font-name="Calibri" fo:font-style="normal" fo:font-weight="bold" officeooo:rsid="002b04dd" officeooo:paragraph-rsid="002b04dd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Calibri" fo:font-style="normal" officeooo:rsid="0040950a" officeooo:paragraph-rsid="0040950a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Calibri" fo:font-style="normal" officeooo:rsid="0040950a" officeooo:paragraph-rsid="0040950a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Calibri" fo:font-style="normal" officeooo:rsid="0040950a" officeooo:paragraph-rsid="00232b1c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Calibri" fo:font-style="italic" fo:font-weight="bold" officeooo:rsid="002eac90" officeooo:paragraph-rsid="002eac90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libri" fo:font-style="italic" fo:font-weight="bold" officeooo:rsid="0018e00f" officeooo:paragraph-rsid="0018e00f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alibri" fo:font-style="italic" fo:font-weight="bold" officeooo:rsid="00168bc9" officeooo:paragraph-rsid="00137ed6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alibri" fo:font-style="italic" fo:font-weight="bold" officeooo:rsid="00327787" officeooo:paragraph-rsid="00327787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alibri" fo:font-style="italic" fo:font-weight="bold" officeooo:rsid="004666c7" officeooo:paragraph-rsid="004666c7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alibri" fo:font-style="italic" fo:font-weight="bold" officeooo:rsid="004d5758" officeooo:paragraph-rsid="004d5758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libri" fo:font-style="italic" fo:font-weight="bold" officeooo:rsid="005475d1" officeooo:paragraph-rsid="005475d1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alibri" fo:font-style="italic" fo:font-weight="bold" officeooo:rsid="0057528d" officeooo:paragraph-rsid="0057528d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Calibri" fo:font-style="italic" fo:font-weight="bold" officeooo:rsid="0014bc22" officeooo:paragraph-rsid="0014bc22" style:font-style-asian="italic" style:font-weight-asian="bold" style:font-style-complex="italic" style:font-weight-complex="bold"/>
    </style:style>
    <style:style style:name="P42" style:family="paragraph" style:parent-style-name="Standard">
      <style:text-properties style:font-name="Calibri" officeooo:rsid="00130a9a" officeooo:paragraph-rsid="00130a9a"/>
    </style:style>
    <style:style style:name="P43" style:family="paragraph" style:parent-style-name="Standard">
      <style:text-properties style:font-name="Calibri" officeooo:rsid="001e4be0" officeooo:paragraph-rsid="001e4be0"/>
    </style:style>
    <style:style style:name="P44" style:family="paragraph" style:parent-style-name="Standard">
      <style:paragraph-properties fo:text-align="center" style:justify-single-word="false"/>
      <style:text-properties style:font-name="Calibri" fo:font-size="14pt" fo:font-weight="bold" officeooo:rsid="00137ed6" officeooo:paragraph-rsid="00137ed6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Calibri" officeooo:rsid="0040950a" officeooo:paragraph-rsid="0040950a"/>
    </style:style>
    <style:style style:name="P46" style:family="paragraph" style:parent-style-name="Standard">
      <style:paragraph-properties fo:text-align="start" style:justify-single-word="false"/>
      <style:text-properties officeooo:rsid="002c210f" officeooo:paragraph-rsid="002c210f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tyle="normal" fo:font-weight="normal" officeooo:rsid="004666c7" officeooo:paragraph-rsid="004666c7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0pt" fo:font-style="normal" officeooo:rsid="00510ac8" officeooo:paragraph-rsid="00510ac8" style:font-size-asian="10pt" style:font-style-asian="normal" style:font-size-complex="10pt" style:font-style-complex="normal"/>
    </style:style>
    <style:style style:name="P49" style:family="paragraph" style:parent-style-name="Standard">
      <style:paragraph-properties fo:text-align="start" style:justify-single-word="false"/>
      <style:text-properties officeooo:rsid="004aa92f" officeooo:paragraph-rsid="004bb83d"/>
    </style:style>
    <style:style style:name="P50" style:family="paragraph" style:parent-style-name="Standard">
      <style:paragraph-properties fo:text-align="start" style:justify-single-word="false"/>
      <style:text-properties officeooo:rsid="004d3e45" officeooo:paragraph-rsid="004d3e45"/>
    </style:style>
    <style:style style:name="P51" style:family="paragraph" style:parent-style-name="Standard">
      <style:paragraph-properties fo:text-align="start" style:justify-single-word="false"/>
      <style:text-properties officeooo:rsid="004ea86b" officeooo:paragraph-rsid="004ea86b"/>
    </style:style>
    <style:style style:name="P52" style:family="paragraph" style:parent-style-name="Standard">
      <style:paragraph-properties fo:text-align="start" style:justify-single-word="false"/>
      <style:text-properties officeooo:rsid="005d030b" officeooo:paragraph-rsid="005d030b"/>
    </style:style>
    <style:style style:name="P53" style:family="paragraph" style:parent-style-name="Standard">
      <style:paragraph-properties fo:text-align="start" style:justify-single-word="false" fo:break-before="page"/>
      <style:text-properties officeooo:rsid="00137ed6" officeooo:paragraph-rsid="00137ed6"/>
    </style:style>
    <style:style style:name="P54" style:family="paragraph" style:parent-style-name="Table_20_Contents">
      <style:paragraph-properties fo:text-align="start" style:justify-single-word="false"/>
      <style:text-properties style:font-name="Calibri" officeooo:rsid="0040950a" officeooo:paragraph-rsid="0040950a"/>
    </style:style>
    <style:style style:name="P55" style:family="paragraph" style:parent-style-name="Table_20_Contents">
      <style:paragraph-properties fo:text-align="start" style:justify-single-word="false"/>
      <style:text-properties style:font-name="Calibri" officeooo:rsid="00428cda" officeooo:paragraph-rsid="00428cda"/>
    </style:style>
    <style:style style:name="P56" style:family="paragraph" style:parent-style-name="Standard">
      <style:paragraph-properties fo:text-align="center" style:justify-single-word="false"/>
      <style:text-properties style:font-name="Calibri" fo:font-size="14pt" fo:font-weight="bold" officeooo:rsid="006e1cf6" officeooo:paragraph-rsid="006e1cf6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tyle="italic" officeooo:rsid="001e4be0" officeooo:paragraph-rsid="0018e00f" style:font-style-asian="italic" style:font-style-complex="italic"/>
    </style:style>
    <style:style style:name="T1" style:family="text">
      <style:text-properties officeooo:rsid="001ca93f"/>
    </style:style>
    <style:style style:name="T2" style:family="text">
      <style:text-properties officeooo:rsid="00219861"/>
    </style:style>
    <style:style style:name="T3" style:family="text">
      <style:text-properties officeooo:rsid="00234f95"/>
    </style:style>
    <style:style style:name="T4" style:family="text">
      <style:text-properties officeooo:rsid="0023e155"/>
    </style:style>
    <style:style style:name="T5" style:family="text">
      <style:text-properties officeooo:rsid="0025d4b2"/>
    </style:style>
    <style:style style:name="T6" style:family="text">
      <style:text-properties officeooo:rsid="002896e9"/>
    </style:style>
    <style:style style:name="T7" style:family="text">
      <style:text-properties officeooo:rsid="002f7368"/>
    </style:style>
    <style:style style:name="T8" style:family="text">
      <style:text-properties officeooo:rsid="00321bb3"/>
    </style:style>
    <style:style style:name="T9" style:family="text">
      <style:text-properties officeooo:rsid="00327787"/>
    </style:style>
    <style:style style:name="T10" style:family="text">
      <style:text-properties officeooo:rsid="00168bc9"/>
    </style:style>
    <style:style style:name="T11" style:family="text">
      <style:text-properties officeooo:rsid="0036c094"/>
    </style:style>
    <style:style style:name="T12" style:family="text">
      <style:text-properties style:font-name="Inconsolata"/>
    </style:style>
    <style:style style:name="T13" style:family="text">
      <style:text-properties style:font-name="Inconsolata" fo:font-style="normal" officeooo:rsid="00382fc0" style:font-style-asian="normal" style:font-style-complex="normal"/>
    </style:style>
    <style:style style:name="T14" style:family="text">
      <style:text-properties style:font-name="Inconsolata" fo:font-style="normal" officeooo:rsid="0038f081" style:font-style-asian="normal" style:font-style-complex="normal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36c094"/>
    </style:style>
    <style:style style:name="T17" style:family="text">
      <style:text-properties style:font-name="Times New Roman" officeooo:rsid="00382fc0"/>
    </style:style>
    <style:style style:name="T18" style:family="text">
      <style:text-properties officeooo:rsid="00382fc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82fc0" style:font-style-asian="italic" style:font-style-complex="italic"/>
    </style:style>
    <style:style style:name="T21" style:family="text">
      <style:text-properties fo:font-style="italic" officeooo:rsid="002896e9" style:font-style-asian="italic" style:font-style-complex="italic"/>
    </style:style>
    <style:style style:name="T22" style:family="text">
      <style:text-properties officeooo:rsid="003c8808"/>
    </style:style>
    <style:style style:name="T23" style:family="text">
      <style:text-properties officeooo:rsid="00428cda"/>
    </style:style>
    <style:style style:name="T24" style:family="text">
      <style:text-properties officeooo:rsid="00484b02"/>
    </style:style>
    <style:style style:name="T25" style:family="text">
      <style:text-properties officeooo:rsid="0048ab45"/>
    </style:style>
    <style:style style:name="T26" style:family="text">
      <style:text-properties officeooo:rsid="004ab820"/>
    </style:style>
    <style:style style:name="T27" style:family="text">
      <style:text-properties officeooo:rsid="004cca17"/>
    </style:style>
    <style:style style:name="T28" style:family="text">
      <style:text-properties officeooo:rsid="004d5758"/>
    </style:style>
    <style:style style:name="T29" style:family="text">
      <style:text-properties officeooo:rsid="004f0e4f"/>
    </style:style>
    <style:style style:name="T30" style:family="text">
      <style:text-properties officeooo:rsid="005039e7"/>
    </style:style>
    <style:style style:name="T31" style:family="text">
      <style:text-properties officeooo:rsid="005095ee"/>
    </style:style>
    <style:style style:name="T32" style:family="text">
      <style:text-properties fo:font-weight="bold" fo:background-color="transparent" loext:char-shading-value="0" style:font-weight-asian="bold" style:font-weight-complex="bold" style:text-scale="100%" style:shadow="none"/>
    </style:style>
    <style:style style:name="T33" style:family="text">
      <style:text-properties officeooo:rsid="0052ef83"/>
    </style:style>
    <style:style style:name="T34" style:family="text">
      <style:text-properties officeooo:rsid="005539a9"/>
    </style:style>
    <style:style style:name="T35" style:family="text">
      <style:text-properties officeooo:rsid="005709a3"/>
    </style:style>
    <style:style style:name="T36" style:family="text">
      <style:text-properties officeooo:rsid="0057528d"/>
    </style:style>
    <style:style style:name="T37" style:family="text">
      <style:text-properties officeooo:rsid="00599da6"/>
    </style:style>
    <style:style style:name="T38" style:family="text">
      <style:text-properties officeooo:rsid="005a92b5"/>
    </style:style>
    <style:style style:name="T39" style:family="text">
      <style:text-properties officeooo:rsid="005d9f48"/>
    </style:style>
    <style:style style:name="T40" style:family="text">
      <style:text-properties officeooo:rsid="005f17e1"/>
    </style:style>
    <style:style style:name="T41" style:family="text">
      <style:text-properties officeooo:rsid="00609f57"/>
    </style:style>
    <style:style style:name="T42" style:family="text">
      <style:text-properties officeooo:rsid="0060b300"/>
    </style:style>
    <style:style style:name="T43" style:family="text">
      <style:text-properties officeooo:rsid="00621364"/>
    </style:style>
    <style:style style:name="T44" style:family="text">
      <style:text-properties officeooo:rsid="0062b655"/>
    </style:style>
    <style:style style:name="T45" style:family="text">
      <style:text-properties officeooo:rsid="006398b5"/>
    </style:style>
    <style:style style:name="T46" style:family="text">
      <style:text-properties officeooo:rsid="0066d276"/>
    </style:style>
    <style:style style:name="T47" style:family="text">
      <style:text-properties officeooo:rsid="00691955"/>
    </style:style>
    <style:style style:name="T48" style:family="text">
      <style:text-properties officeooo:rsid="006e1c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K. Brett Mulligan</text:p>
      <text:p text:style-name="P43">eID: kbmulli</text:p>
      <text:p text:style-name="P42">Assignment <text:span text:style-name="T48">4</text:span></text:p>
      <text:p text:style-name="P42">CSU - CS 440</text:p>
      <text:p text:style-name="P42">Dr. Asa Ben-Hur</text:p>
      <text:p text:style-name="P42"><text:span text:style-name="T48">16 Oct</text:span> 2014</text:p>
      <text:p text:style-name="P1"/>
      <text:p text:style-name="P56">Constraint Satisfaction of Knights on a Chessboard</text:p>
      <text:p text:style-name="P2"/>
      <text:p text:style-name="P33">Overview</text:p>
      <text:p text:style-name="P21">This assignment ...</text:p>
      <text:p text:style-name="P46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Inconsolata" svg:font-family="Inconsolata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4H40M2S</meta:editing-duration>
    <meta:editing-cycles>82</meta:editing-cycles>
    <meta:generator>LibreOffice/4.2.6.3$Windows_x86 LibreOffice_project/3fd416d4c6db7d3204c17ce57a1d70f6e531ee21</meta:generator>
    <dc:date>2014-10-16T14:39:29.662000000</dc:date>
    <meta:document-statistic meta:table-count="0" meta:image-count="0" meta:object-count="0" meta:page-count="1" meta:paragraph-count="9" meta:word-count="28" meta:character-count="156" meta:non-whitespace-character-count="137"/>
    <meta:user-defined meta:name="Info 1"/>
    <meta:user-defined meta:name="Info 2"/>
    <meta:user-defined meta:name="Info 3"/>
    <meta:user-defined meta:name="Info 4"/>
  </office:meta>
</office:document-meta>
</file>